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62BDA212F1.png" manifest:media-type="image/png"/>
  <manifest:file-entry manifest:full-path="Pictures/100002010000012C000001D3504F949D.png" manifest:media-type="image/png"/>
  <manifest:file-entry manifest:full-path="Pictures/100002010000012C000001AF3B113EE6.png" manifest:media-type="image/png"/>
  <manifest:file-entry manifest:full-path="Pictures/100002010000012C0000023670B1E9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2cm" svg:stroke-color="#7e0021" draw:marker-end="Arrow" draw:marker-end-width="0.30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8cm" svg:height="9.576cm" svg:x="1.254cm" svg:y="1.139cm">
          <draw:image xlink:href="Pictures/100002010000012C0000023670B1E9A9.png" xlink:type="simple" xlink:show="embed" xlink:actuate="onLoad">
            <text:p/>
          </draw:image>
        </draw:frame>
        <draw:frame draw:style-name="gr1" draw:text-style-name="P1" draw:layer="layout" svg:width="7.62cm" svg:height="11.836cm" svg:x="6.207cm" svg:y="1.483cm">
          <draw:image xlink:href="Pictures/100002010000012C000001D3504F949D.png" xlink:type="simple" xlink:show="embed" xlink:actuate="onLoad">
            <text:p/>
          </draw:image>
        </draw:frame>
        <draw:frame draw:style-name="gr1" draw:text-style-name="P1" draw:layer="layout" svg:width="7.937cm" svg:height="11.403cm" svg:x="12.811cm" svg:y="1.381cm">
          <draw:image xlink:href="Pictures/100002010000012C000001AF3B113EE6.png" xlink:type="simple" xlink:show="embed" xlink:actuate="onLoad">
            <text:p/>
          </draw:image>
        </draw:frame>
        <draw:frame draw:style-name="gr2" draw:layer="layout" svg:width="4.126cm" svg:height="0.962cm" svg:x="2.081cm" svg:y="13.7cm">
          <draw:text-box>
            <text:p>Long 2 leads</text:p>
          </draw:text-box>
        </draw:frame>
        <draw:line draw:style-name="gr3" draw:text-style-name="P1" draw:layer="layout" svg:x1="4.429cm" svg:y1="12.684cm" svg:x2="4.175cm" svg:y2="9.382cm">
          <text:p/>
        </draw:line>
        <draw:line draw:style-name="gr3" draw:text-style-name="P1" draw:layer="layout" svg:x1="11.668cm" svg:y1="1.889cm" svg:x2="10.271cm" svg:y2="3.54cm">
          <text:p/>
        </draw:line>
        <draw:line draw:style-name="gr3" draw:text-style-name="P1" draw:layer="layout" svg:x1="12.303cm" svg:y1="12.684cm" svg:x2="10.906cm" svg:y2="10.652cm">
          <text:p/>
        </draw:line>
        <draw:line draw:style-name="gr3" draw:text-style-name="P1" draw:layer="layout" svg:x1="16.875cm" svg:y1="16.24cm" svg:x2="17.129cm" svg:y2="11.16cm">
          <text:p/>
        </draw:line>
        <draw:line draw:style-name="gr3" draw:text-style-name="P1" draw:layer="layout" svg:x1="17.637cm" svg:y1="16.113cm" svg:x2="17.637cm" svg:y2="11.287cm">
          <text:p/>
        </draw:line>
        <draw:frame draw:style-name="gr1" draw:text-style-name="P1" draw:layer="layout" svg:width="15.874cm" svg:height="9.365cm" svg:x="3.16cm" svg:y="17.383cm">
          <draw:image xlink:href="Pictures/100002010000025800000162BDA212F1.png" xlink:type="simple" xlink:show="embed" xlink:actuate="onLoad">
            <text:p/>
          </draw:image>
        </draw:frame>
        <draw:line draw:style-name="gr3" draw:text-style-name="P1" draw:layer="layout" svg:x1="16.367cm" svg:y1="25.511cm" svg:x2="10.906cm" svg:y2="22.4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Hazen</meta:initial-creator>
    <meta:creation-date>2015-12-07T09:08:43.312593129</meta:creation-date>
    <dc:date>2015-12-07T09:12:50.677248136</dc:date>
    <dc:creator>Eric Hazen</dc:creator>
    <meta:editing-duration>PT1M57S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